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0"/>
    <style:style style:name="P89" style:family="paragraph" style:parent-style-name="Standard" style:list-style-name="L82"/>
    <style:style style:name="P90" style:family="paragraph" style:parent-style-name="Standard" style:list-style-name="L81">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T14" style:family="text">
      <style:text-properties fo:color="#cc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0">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3.7.3</text:p>
      <text:list xml:id="list952676319422495769" text:style-name="L82">
        <text:list-item>
          <text:p text:style-name="P89">adds code line needed by any Mac users that are running Big Sur<text:line-break/></text:p>
        </text:list-item>
      </text:list>
      <text:p text:style-name="Standard">version 3.7.2</text:p>
      <text:list xml:id="list4026846886508643960" text:style-name="L1">
        <text:list-item>
          <text:p text:style-name="P9">fixes bug that caused all analysis attempts to 'stall'</text:p>
        </text:list-item>
      </text:list>
      <text:p text:style-name="Standard"/>
      <text:p text:style-name="Standard">version 3.7.1</text:p>
      <text:list xml:id="list4009154578087831667" text:style-name="L2">
        <text:list-item>
          <text:p text:style-name="P10">fixed a bug in the r limb angle entry<text:line-break/></text:p>
        </text:list-item>
      </text:list>
      <text:p text:style-name="Standard">version 3.7.0</text:p>
      <text:list xml:id="list739859308432628288" text:style-name="L3">
        <text:list-item>
          <text:p text:style-name="P11">adds right-click help to ast speed label giving the equation to use if asteroid speed is not available but asteroid diameter and maximum duration are specified<text:line-break/></text:p>
        </text:list-item>
        <text:list-item>
          <text:p text:style-name="P11">adds suggestion to right-click help on penumbral fit checkbox for how to find the penumbral curve csv file that is provided for practice purposes.<text:line-break/></text:p>
        </text:list-item>
      </text:list>
      <text:p text:style-name="Standard">version 3.6.8</text:p>
      <text:list xml:id="list5333875531214028586" text:style-name="L4">
        <text:list-item>
          <text:p text:style-name="P12">adds modeling of off centerline observations to lightcurve calibration curve generation<text:line-break/></text:p>
        </text:list-item>
      </text:list>
      <text:p text:style-name="Standard">version 3.6.7</text:p>
      <text:list xml:id="list2321365190801598438" text:style-name="L5">
        <text:list-item>
          <text:p text:style-name="P13">clarified the location of the Enable Manual Timestamp Entry checkbox in the pop-up message appears when there are no timestamps in the csv file.<text:line-break/></text:p>
        </text:list-item>
      </text:list>
      <text:p text:style-name="Standard">version 3.6.6</text:p>
      <text:list xml:id="list4661191864180861131" text:style-name="L6">
        <text:list-item>
          <text:p text:style-name="P14">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4491760082359858657" text:style-name="L7">
        <text:list-item>
          <text:p text:style-name="P15">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2296916051553458213" text:style-name="L8">
        <text:list-item>
          <text:p text:style-name="P16">version 3.6.2 would open .xlsx Report file on Mac, but not Windows. This version attempts to fix that (Windows needs a different command to open a file).<text:line-break/></text:p>
        </text:list-item>
      </text:list>
      <text:p text:style-name="Standard">version 3.6.2</text:p>
      <text:list xml:id="list2679123496154205472" text:style-name="L9">
        <text:list-item>
          <text:p text:style-name="P17">In Excel report:<text:line-break/><text:line-break/><text:soft-pag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4975811092750330033" text:style-name="L10">
        <text:list-item>
          <text:p text:style-name="P18">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5427719331716541392" text:style-name="L11">
        <text:list-item>
          <text:p text:style-name="P19"><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19"><text:span text:style-name="T14">… For Windows users, Excel will read an .xls file and save it as .xlsx<text:line-break/></text:span><text:span text:style-name="T14">…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4">NOTE: you must still open the spreadsheet and enter the exposure setting used </text:span><text:soft-page-break/><text:span text:style-name="T14">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3073845406471801935" text:style-name="L12">
        <text:list-item>
          <text:p text:style-name="P20">fixed another bug in penumbral curve fit and removed diagnostic printouts.<text:line-break/></text:p>
        </text:list-item>
      </text:list>
      <text:p text:style-name="Standard">version 3.5.8</text:p>
      <text:list xml:id="list8562959047222475088" text:style-name="L13">
        <text:list-item>
          <text:p text:style-name="P21">fixed a number of bugs in the penumbral curve fit code<text:line-break/></text:p>
        </text:list-item>
      </text:list>
      <text:p text:style-name="Standard">version 3.5.7</text:p>
      <text:list xml:id="list8116699770111300489" text:style-name="L14">
        <text:list-item>
          <text:p text:style-name="P22">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8211604715044172556" text:style-name="L15">
        <text:list-item>
          <text:p text:style-name="P23">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1229418185815128607" text:style-name="L16">
        <text:list-item>
          <text:p text:style-name="P24">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8589670843993648690" text:style-name="L17">
        <text:list-item>
          <text:p text:style-name="P25">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5806039708543699741" text:style-name="L18">
        <text:list-item>
          <text:p text:style-name="P26">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5053755035506004738" text:style-name="L19">
        <text:list-item>
          <text:p text:style-name="P27">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soft-pag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5308487730675726533" text:style-name="L20">
        <text:list-item>
          <text:p text:style-name="P28">Added additional references to the North American Excel Spreadsheet report in the new section of the final report that bangs on about the start-of-exposure timing convention.<text:line-break/></text:p>
        </text:list-item>
      </text:list>
      <text:p text:style-name="Standard">version 3.5.0</text:p>
      <text:list xml:id="list5443927898033455251" text:style-name="L21">
        <text:list-item>
          <text:p text:style-name="P29">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29">NEW: when 'trims' have been placed, a 'write csv' process will honor those values and produce a 'trimmed' output file.<text:line-break/></text:p>
        </text:list-item>
        <text:list-item>
          <text:p text:style-name="P29">NEW: when a light curve has been 'normalized', the changed values are written to the data table where, once again, a 'write csv' process will capture the results.<text:line-break/></text:p>
        </text:list-item>
        <text:list-item>
          <text:p text:style-name="P29">Added additional reminders that the start-of-exposure timestamp/timing convention is employed.</text:p>
        </text:list-item>
      </text:list>
      <text:p text:style-name="Standard"/>
      <text:p text:style-name="Standard">version 3.4.9</text:p>
      <text:list xml:id="list3406737445079884990" text:style-name="L22">
        <text:list-item>
          <text:p text:style-name="P30">Added some explanatory language to the “Excel report” section regarding the proper interpretation of the 'false positive probability' number.<text:line-break/></text:p>
        </text:list-item>
      </text:list>
      <text:p text:style-name="Standard">version 3.4.8</text:p>
      <text:list xml:id="list3382865400630789821" text:style-name="L23">
        <text:list-item>
          <text:p text:style-name="P31">This version deals more realistically with high magDrop lightcurves by defining a 'limiting magDrop' as: <text:line-break/><text:line-break/><text:tab/>limMagDrop = 2.5 * log10( B / std(A) ) <text:line-break/><text:line-break/><text:tab/>std(A) is the noise level of A.</text:p>
          <text:p text:style-name="P31"><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ext:soft-page-break/>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4593797863597118251" text:style-name="L24">
        <text:list-item>
          <text:p text:style-name="P32">Automatically loads the correct version of Adv2<text:line-break/></text:p>
        </text:list-item>
      </text:list>
      <text:p text:style-name="Standard">version 3.4.6</text:p>
      <text:list xml:id="list8736827495154817485" text:style-name="L25">
        <text:list-item>
          <text:p text:style-name="P33">Adds AAV Version 2 file as a type that can be read (important when Do OCR check is enabled)</text:p>
        </text:list-item>
      </text:list>
      <text:p text:style-name="Standard"/>
      <text:p text:style-name="Standard">version 3.4.5</text:p>
      <text:list xml:id="list8298921014133788584" text:style-name="L26">
        <text:list-item>
          <text:p text:style-name="P34">Fixes block integration which was failing when more than 4 lightcurves were being processed.<text:line-break/></text:p>
        </text:list-item>
        <text:list-item>
          <text:p text:style-name="P34">Made use diff and Do OCR checkboxes sticky.<text:line-break/></text:p>
        </text:list-item>
      </text:list>
      <text:p text:style-name="Standard">version 3.4.4</text:p>
      <text:list xml:id="list6275953220010053997" text:style-name="L27">
        <text:list-item>
          <text:p text:style-name="P35">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5857687802886467429" text:style-name="L28">
        <text:list-item>
          <text:p text:style-name="P36">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5775140213712783153" text:style-name="L29">
        <text:list-item>
          <text:p text:style-name="P37"><text:soft-page-break/>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3483793229946064579" text:style-name="L30">
        <text:list-item>
          <text:p text:style-name="P38">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38">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38">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6286903035971658721" text:style-name="L31">
        <text:list-item>
          <text:p text:style-name="P39">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8002803005292176953" text:style-name="L32">
        <text:list-item>
          <text:p text:style-name="P40">Automatically installs cv2 if not already present. <text:s/>This package is needed for the new frame view feature.<text:line-break/></text:p>
        </text:list-item>
      </text:list>
      <text:p text:style-name="Standard">version 3.3.8</text:p>
      <text:list xml:id="list418449424257108054" text:style-name="L33">
        <text:list-item>
          <text:p text:style-name="P41">If the video referenced in the csv file can be found, there is now an automatic display of the D and R frames relevant to calculating correct D and R times so that the user can verify that timestamp OCR extracted the correct timestamp values.<text:line-break/><text:soft-page-break/></text:p>
        </text:list-item>
      </text:list>
      <text:p text:style-name="Standard">version 3.3.7</text:p>
      <text:list xml:id="list3626338656371646083" text:style-name="L34">
        <text:list-item>
          <text:p text:style-name="P42">A new button (View frame) with an associated spinner for entry of a frame number has been added:</text:p>
          <text:p text:style-name="P42"/>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text:span><text:span text:style-name="T12">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7077172163832497766" text:style-name="L35">
        <text:list-item>
          <text:p text:style-name="P43">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8524701406114365903" text:style-name="L36">
        <text:list-item>
          <text:p text:style-name="P44">To shorten the time to find 'solutions', I used the Numba JIT (just-in-time) platform independent compiler that produces machine code from Python byte-code. <text:s/>You may notice a very slight increase in the time to start-up PyOTE <text:soft-page-break/>because I do those compile operations while PyOTE is being loaded.<text:line-break/></text:p>
        </text:list-item>
      </text:list>
      <text:p text:style-name="Standard">version 3.3.2:</text:p>
      <text:list xml:id="list7756472487179786212" text:style-name="L37">
        <text:list-item>
          <text:p text:style-name="P45">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6071143807275500398" text:style-name="L38">
        <text:list-item>
          <text:p text:style-name="P46">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4254606165304560788" text:style-name="L39">
        <text:list-item>
          <text:p text:style-name="P47">Changed main plot so that the scroll wheel only zooms the x axis.</text:p>
        </text:list-item>
        <text:list-item>
          <text:p text:style-name="P47">Changed lightcurve plot so that it conforms properly to 'start-of-exposure'.<text:line-break/></text:p>
        </text:list-item>
      </text:list>
      <text:p text:style-name="Standard">version 3.2.8</text:p>
      <text:list xml:id="list3409420889871078246" text:style-name="L40">
        <text:list-item>
          <text:p text:style-name="P48">Changed font size in help files --- it was fine for Mac but too big for Win10<text:line-break/></text:p>
        </text:list-item>
      </text:list>
      <text:p text:style-name="Standard">version 3.2.7</text:p>
      <text:list xml:id="list6562070611086236190" text:style-name="L41">
        <text:list-item>
          <text:p text:style-name="P49">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4435143619089616267" text:style-name="L42">
        <text:list-item>
          <text:p text:style-name="P50">This is a 'cosmetic' release --- there should be NO detectable differences from version 3.2.5 in terms of functionality.</text:p>
        </text:list-item>
        <text:list-item>
          <text:p text:style-name="P50">All python files were brought into compliance with PEP 8 coding standards. <text:s/>Only I care about that.</text:p>
        </text:list-item>
        <text:list-item>
          <text:p text:style-name="P50">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50">All this 'cosmetic' work is in preparation for working on PyOTE issues again.<text:line-break/> </text:p>
        </text:list-item>
      </text:list>
      <text:p text:style-name="Standard">version 3.2.5</text:p>
      <text:list xml:id="list2134508511722380421" text:style-name="L43">
        <text:list-item>
          <text:p text:style-name="P51">Added special test for Tangra files to detect the empty fields (which MUST be fixed) that Tangra outputs whenever it has trouble extracted a value from an <text:soft-page-break/>aperture. <text:s/>It prints a message and stops all further processing, forcing the user to attend to and deal with the missing values.<text:line-break/></text:p>
        </text:list-item>
      </text:list>
      <text:p text:style-name="Standard">version 3.2.4</text:p>
      <text:list xml:id="list6099970424765868155" text:style-name="L44">
        <text:list-item>
          <text:p text:style-name="P52">Modified the test for newer version to accommodate the different strings returned by pip 18.1 and pip 19.0+</text:p>
        </text:list-item>
        <text:list-item>
          <text:p text:style-name="P52">Added ability to invoke PyOTE from PyMovie with an externally supplied csv file that is automatically opened.<text:line-break/></text:p>
        </text:list-item>
      </text:list>
      <text:p text:style-name="Standard">version 3.2.3</text:p>
      <text:list xml:id="list5171526399304670127" text:style-name="L45">
        <text:list-item>
          <text:p text:style-name="P53">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53">Added support for the PyMovie csv format<text:line-break/></text:p>
        </text:list-item>
      </text:list>
      <text:p text:style-name="Standard">version 3.2.1</text:p>
      <text:list xml:id="list8716727407490324501" text:style-name="L46">
        <text:list-item>
          <text:p text:style-name="P54">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1185423648061007498" text:style-name="L47">
        <text:list-item>
          <text:p text:style-name="P55">Changed GUI to better align text on min max edit boxes to avoid confusion.<text:line-break/></text:p>
        </text:list-item>
      </text:list>
      <text:p text:style-name="Standard">version 3.1.9</text:p>
      <text:list xml:id="list971255742188209130" text:style-name="L48">
        <text:list-item>
          <text:p text:style-name="P56">Fixed a bug in the test for a min/max solution search being constrained by a too large min value.<text:line-break/></text:p>
        </text:list-item>
      </text:list>
      <text:p text:style-name="Standard">version 3.1.8</text:p>
      <text:list xml:id="list2195538135874295205" text:style-name="L49">
        <text:list-item>
          <text:p text:style-name="P57">version 3.1.7 was released without an updated version history. <text:s/>Here is what was changed in 3.1.7:<text:line-break/></text:p>
        </text:list-item>
        <text:list-item>
          <text:p text:style-name="P57">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soft-page-break/>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2774438488975000976" text:style-name="L50">
        <text:list-item>
          <text:p text:style-name="P58">Values entered in the Manual Timestamp Entry dialog box are now 'sticky', thus making corrections easy to do without requiring re-entry of all data. </text:p>
          <text:p text:style-name="P58"><text:line-break/>Also trapped is the case where a user has entered a custom frame time but failed to click the radio button indicating that it is to be used.<text:line-break/></text:p>
        </text:list-item>
      </text:list>
      <text:p text:style-name="Standard">version 3.1.5:</text:p>
      <text:list xml:id="list4728555658567424537" text:style-name="L51">
        <text:list-item>
          <text:p text:style-name="P59">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1058986721985484095" text:style-name="L52">
        <text:list-item>
          <text:p text:style-name="P60">Fixed error in new dropped reading detection logic when light curve was processed in field mode.<text:line-break/></text:p>
        </text:list-item>
        <text:list-item>
          <text:p text:style-name="P60">Cleaned up some language in tooltips.<text:line-break/></text:p>
        </text:list-item>
      </text:list>
      <text:p text:style-name="Standard">version 3.1.3:</text:p>
      <text:list xml:id="list4372365308853064637" text:style-name="L53">
        <text:list-item>
          <text:p text:style-name="P61">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61">Eliminated the 'entry num' column in the data matrix at the lower left of the GUI. The 'entry num' is unused and a possible source of confusion with the frame or field number for the unwary.<text:line-break/></text:p>
        </text:list-item>
        <text:list-item>
          <text:p text:style-name="P61">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2444423186688767274" text:style-name="L54">
        <text:list-item>
          <text:p text:style-name="P62">Added a test for possible dropped frames identical to that done in R-OTE when manual timestamp is utilized. <text:s/>The test is to calculate the expected number of <text:soft-page-break/>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8345522430609689156" text:style-name="L55">
        <text:list-item>
          <text:p text:style-name="P63">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63">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63">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8020369432378808165" text:style-name="L56">
        <text:list-item>
          <text:p text:style-name="P64">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4885191031737015400" text:style-name="L57">
        <text:list-item>
          <text:p text:style-name="P65">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7955599745490451112" text:style-name="L58">
        <text:list-item>
          <text:p text:style-name="P66">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5188547983902497589" text:style-name="L59">
        <text:list-item>
          <text:p text:style-name="P67"><text:soft-page-break/>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480963622318843051" text:style-name="L60">
        <text:list-item>
          <text:p text:style-name="P68">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2798390437633824896" text:style-name="L61">
        <text:list-item>
          <text:p text:style-name="P69">Disable the Accept integration button when user overrides an automatic block analysis with a manual block selection followed by a click on the Block integrate button.<text:line-break/></text:p>
        </text:list-item>
      </text:list>
      <text:p text:style-name="Standard">version 2.1.4:</text:p>
      <text:list xml:id="list5561911539237891440" text:style-name="L62">
        <text:list-item>
          <text:p text:style-name="P70">Corrected a bug that kept manual selection of block integration from being performed after a refusal to accept the automatic block analysis results.<text:line-break/></text:p>
        </text:list-item>
      </text:list>
      <text:p text:style-name="Standard">version 2.1.3:</text:p>
      <text:list xml:id="list4866976655878859411" text:style-name="L63">
        <text:list-item>
          <text:p text:style-name="P71">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8849106464495500983" text:style-name="L64">
        <text:list-item>
          <text:p text:style-name="P72">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6242723956255085621" text:style-name="L65">
        <text:list-item>
          <text:p text:style-name="P73">Added progress bar tracking of block integration analysis because it can take an extended amount of time to complete the analysis when the light curve has many points.<text:line-break/></text:p>
        </text:list-item>
      </text:list>
      <text:p text:style-name="Standard">version 2.1.0</text:p>
      <text:list xml:id="list5465400779232723347" text:style-name="L66">
        <text:list-item>
          <text:p text:style-name="P74">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6737895898894370328" text:style-name="L67">
        <text:list-item>
          <text:p text:style-name="P75">Made the selection of Tooltip display 'sticky'</text:p>
        </text:list-item>
        <text:list-item>
          <text:p text:style-name="P75">Duration calculation when D and R span midnight now handled correctly</text:p>
        </text:list-item>
      </text:list>
      <text:p text:style-name="Standard"/>
      <text:p text:style-name="Standard"><text:soft-page-break/>version 2.0.8</text:p>
      <text:list xml:id="list9326256524695130" text:style-name="L68">
        <text:list-item>
          <text:p text:style-name="P76">toolTips changed to invoke and display in a custom dialog box that can be moved and resized to better accommodate legacy displays</text:p>
        </text:list-item>
        <text:list-item>
          <text:p text:style-name="P76">Calc flash timing calculation fixed to properly deal with the non-integer frame numbers that can result from field processed csv files</text:p>
        </text:list-item>
        <text:list-item>
          <text:p text:style-name="P76">Flash timing has been verified to work with integrated light curves</text:p>
        </text:list-item>
        <text:list-item>
          <text:p text:style-name="P76">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3566366199900833079" text:style-name="L69">
        <text:list-item>
          <text:p text:style-name="P77">Adds a button to calculate the edge position of an LED timing flash.</text:p>
        </text:list-item>
        <text:list-item>
          <text:p text:style-name="P77">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77">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77">Adds a checkbox to force manual entry of timestamp info. <text:s/>This is useful when OCR on a VTI timed light curve has catastrophic errors. <text:s/>It is always employed when using LED flash timing.</text:p>
        </text:list-item>
      </text:list>
      <text:list xml:id="list6317637268760326534" text:style-name="L70">
        <text:list-item>
          <text:p text:style-name="P78">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2911958777850874400" text:style-name="L71">
        <text:list-item>
          <text:p text:style-name="P79">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522339855020799993" text:style-name="L72">
        <text:list-item>
          <text:p text:style-name="P80">files generated by pyote now contain PYOTE in the filename.<text:line-break/></text:p>
        </text:list-item>
        <text:list-item>
          <text:p text:style-name="P80">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4482518570590761153" text:style-name="L73">
        <text:list-item>
          <text:p text:style-name="P81">improves the handling of errors during the reading of Tangra files by showing the offending line in the report panel. <text:s/>Tangra, if it has a tracking problem (i.e., loses it) will emit an empty field for that measurement, leaving it up to the user <text:soft-page-break/>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6859536382530372326" text:style-name="L74">
        <text:list-item>
          <text:p text:style-name="P82">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6412772651246344130" text:style-name="L75">
        <text:list-item>
          <text:p text:style-name="P83">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6798708177895311404" text:style-name="L76">
        <text:list-item>
          <text:p text:style-name="P84">improved handling of D and R region selection so that one cannot enter an invalid configuration --- automatic corrections/changes are applied.<text:line-break/></text:p>
        </text:list-item>
        <text:list-item>
          <text:p text:style-name="P84">incorporates a new 'solver' that no longer requires an initial estimation of baseline noise. <text:s/>This 'solver' is also much faster. <text:s/>With this 'solver', the two-pass modification added in version 1.46 is no longer needed.<text:line-break/></text:p>
        </text:list-item>
        <text:list-item>
          <text:p text:style-name="P84">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8560308063487743704" text:style-name="L77">
        <text:list-item>
          <text:p text:style-name="P85">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5895917317390609180" text:style-name="L78">
        <text:list-item>
          <text:p text:style-name="P86">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86">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5551612653124670679" text:style-name="L79">
        <text:list-item>
          <text:p text:style-name="P87">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8027975283690475146" text:style-name="L80">
        <text:list-item>
          <text:p text:style-name="P88"><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88">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88">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88">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5046321706749463400" text:style-name="L81">
        <text:list-item>
          <text:p text:style-name="P90">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11-21T14:57:24</dc:date>
    <meta:editing-cycles>118</meta:editing-cycles>
    <meta:editing-duration>PT22H33M1S</meta:editing-duration>
    <meta:document-statistic meta:table-count="0" meta:image-count="3" meta:object-count="0" meta:page-count="16" meta:paragraph-count="223" meta:word-count="6342" meta:character-count="37027"/>
    <meta:template xlink:type="simple" xlink:actuate="onRequest" xlink:title="" xlink:href="Normal"/>
  </office:meta>
</office:document-meta>
</file>